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text:soft-page-break/>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text:soft-page-break/>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text:soft-page-break/>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xt:soft-page-break/>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ext:soft-page-break/>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text:soft-page-break/>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text:soft-page-break/>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text:soft-page-break/>into those sickening Nazi and Jew, cat and mouse games. <text:s/>I intend to leave Atlanta forever and seek a sustainable elsewhere to settle down in suburban Seatt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07T12:45:39.630000000</dc:date>
    <meta:editing-duration>PT24M24S</meta:editing-duration>
    <meta:editing-cycles>34</meta:editing-cycles>
    <meta:generator>LibreOffice/7.2.1.2$Windows_X86_64 LibreOffice_project/87b77fad49947c1441b67c559c339af8f3517e22</meta:generator>
    <meta:document-statistic meta:table-count="0" meta:image-count="0" meta:object-count="0" meta:page-count="185" meta:paragraph-count="2372" meta:word-count="119491" meta:character-count="660638" meta:non-whitespace-character-count="535007"/>
  </office:meta>
</office:document-meta>
</file>